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2" style:family="graphic" style:parent-style-name="standard">
      <style:graphic-properties draw:fill="none" draw:textarea-horizontal-align="justify" draw:textarea-vertical-align="middle" draw:auto-grow-height="false" fo:min-height="3.75cm" fo:min-width="4.9cm"/>
    </style:style>
    <style:style style:name="gr3" style:family="graphic" style:parent-style-name="standard">
      <style:graphic-properties draw:textarea-horizontal-align="justify" draw:textarea-vertical-align="middle" draw:auto-grow-height="false" fo:min-height="0.75cm" fo:min-width="0.5cm"/>
    </style:style>
    <style:style style:name="gr4" style:family="graphic" style:parent-style-name="standard">
      <style:graphic-properties svg:stroke-color="#81d41a" draw:fill-color="#81d41a" draw:textarea-horizontal-align="justify" draw:textarea-vertical-align="middle" draw:auto-grow-height="false" fo:min-height="0.75cm" fo:min-width="0.5cm"/>
    </style:style>
    <style:style style:name="gr5" style:family="graphic" style:parent-style-name="objectwithoutfill">
      <style:graphic-properties draw:marker-end="Arrow" draw:marker-end-width="0.3cm" draw:fill="solid" draw:textarea-vertical-align="middle"/>
    </style:style>
    <style:style style:name="gr6" style:family="graphic" style:parent-style-name="objectwithoutfill">
      <style:graphic-properties svg:stroke-color="#000000" draw:marker-end="Arrow" draw:marker-end-width="0.3cm" draw:fill="solid" draw:textarea-vertical-align="middle"/>
    </style:style>
    <style:style style:name="gr7" style:family="graphic" style:parent-style-name="objectwithoutfill">
      <style:graphic-properties draw:stroke="dash" draw:stroke-dash="Fine_20_Dashed" draw:marker-end="Arrow" draw:marker-end-width="0.3cm" draw:fill="solid" draw:textarea-vertical-align="middle"/>
    </style:style>
    <style:style style:name="gr8" style:family="graphic" style:parent-style-name="objectwithoutfill">
      <style:graphic-properties draw:stroke="dash" draw:stroke-dash="Fine_20_Dashed" svg:stroke-color="#000000" draw:marker-end="Arrow" draw:marker-end-width="0.3cm" draw:fill="solid" draw:textarea-vertical-align="middle"/>
    </style:style>
    <style:style style:name="gr9" style:family="graphic" style:parent-style-name="objectwithoutfill">
      <style:graphic-properties svg:stroke-color="#81d41a" draw:marker-end="Arrow" draw:marker-end-width="0.3cm" draw:fill="solid" draw:textarea-vertical-align="middle"/>
    </style:style>
    <style:style style:name="gr10" style:family="graphic" style:parent-style-name="objectwithoutfill">
      <style:graphic-properties draw:stroke="dash" draw:stroke-dash="Fine_20_Dashed" svg:stroke-color="#81d41a" draw:marker-end="Arrow" draw:marker-end-width="0.3cm" draw:fill="solid" draw:textarea-vertical-align="middle"/>
    </style:style>
    <style:style style:name="P1" style:family="paragraph">
      <loext:graphic-properties draw:fill="none"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-color="#81d41a"/>
      <style:paragraph-properties fo:text-align="center"/>
    </style:style>
    <style:style style:name="P5" style:family="paragraph">
      <loext:graphic-properties draw:fill="solid"/>
      <style:paragraph-properties fo:text-align="center"/>
    </style:style>
    <style:style style:name="P6" style:family="paragraph">
      <style:text-properties fo:font-size="12pt" style:font-size-asian="12pt" style:font-size-complex="12pt"/>
    </style:style>
    <style:style style:name="P7" style:family="paragraph">
      <loext:graphic-properties draw:fill="none" draw:fill-color="#ffffff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.035cm" svg:height="0.962cm" draw:transform="rotate (1.5707963267949) translate (13.8cm 7cm)">
          <draw:text-box>
            <text:p>...</text:p>
          </draw:text-box>
        </draw:frame>
        <draw:frame draw:style-name="gr1" draw:text-style-name="P1" draw:layer="layout" svg:width="1.035cm" svg:height="0.962cm" svg:x="6.265cm" svg:y="4.9cm">
          <draw:text-box>
            <text:p>...</text:p>
          </draw:text-box>
        </draw:frame>
        <draw:frame draw:style-name="gr1" draw:text-style-name="P1" xml:id="id14" draw:id="id14" draw:layer="layout" svg:width="1.035cm" svg:height="0.962cm" draw:transform="rotate (1.5707963267949) translate (5.038cm 7cm)">
          <draw:text-box>
            <text:p>...</text:p>
          </draw:text-box>
        </draw:frame>
        <draw:custom-shape draw:style-name="gr2" draw:text-style-name="P2" draw:layer="layout" svg:width="5.4cm" svg:height="4cm" svg:x="3cm" svg:y="3.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xml:id="id1" draw:id="id1" draw:layer="layout" svg:width="1cm" svg:height="1cm" svg:x="3cm" svg:y="3.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xml:id="id2" draw:id="id2" draw:layer="layout" svg:width="1cm" svg:height="1cm" svg:x="4.1cm" svg:y="3.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xml:id="id3" draw:id="id3" draw:layer="layout" svg:width="1cm" svg:height="1cm" svg:x="5.2cm" svg:y="3.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xml:id="id6" draw:id="id6" draw:layer="layout" svg:width="1cm" svg:height="1cm" svg:x="7.4cm" svg:y="3.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cm" svg:x="3cm" svg:y="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xml:id="id7" draw:id="id7" draw:layer="layout" svg:width="1cm" svg:height="1cm" svg:x="4.1cm" svg:y="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xml:id="id9" draw:id="id9" draw:layer="layout" svg:width="1cm" svg:height="1cm" svg:x="5.2cm" svg:y="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cm" svg:x="7.4cm" svg:y="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xml:id="id4" draw:id="id4" draw:layer="layout" svg:width="1cm" svg:height="1cm" svg:x="3cm" svg:y="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xml:id="id10" draw:id="id10" draw:layer="layout" svg:width="1cm" svg:height="1cm" svg:x="7.4cm" svg:y="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cm" svg:x="3cm" svg:y="6.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xml:id="id8" draw:id="id8" draw:layer="layout" svg:width="1cm" svg:height="1cm" svg:x="4.1cm" svg:y="6.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xml:id="id11" draw:id="id11" draw:layer="layout" svg:width="1cm" svg:height="1cm" svg:x="5.2cm" svg:y="6.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cm" svg:x="7.4cm" svg:y="6.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xml:id="id5" draw:id="id5" draw:layer="layout" svg:width="1cm" svg:height="1cm" svg:x="3cm" svg:y="6.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xml:id="id12" draw:id="id12" draw:layer="layout" svg:width="1cm" svg:height="1cm" svg:x="7.4cm" svg:y="6.9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.035cm" svg:height="0.962cm" svg:x="6.265cm" svg:y="3.7cm">
          <draw:text-box>
            <text:p>...</text:p>
          </draw:text-box>
        </draw:frame>
        <draw:frame draw:style-name="gr1" draw:text-style-name="P1" draw:layer="layout" svg:width="1.035cm" svg:height="0.962cm" draw:transform="rotate (1.5707963267949) translate (2.838cm 7cm)">
          <draw:text-box>
            <text:p>...</text:p>
          </draw:text-box>
        </draw:frame>
        <draw:frame draw:style-name="gr1" draw:text-style-name="P1" draw:layer="layout" svg:width="1.035cm" svg:height="0.962cm" svg:x="6.3cm" svg:y="6.7cm">
          <draw:text-box>
            <text:p>...</text:p>
          </draw:text-box>
        </draw:frame>
        <draw:frame draw:style-name="gr1" draw:text-style-name="P1" draw:layer="layout" svg:width="1.035cm" svg:height="0.962cm" draw:transform="rotate (1.5707963267949) translate (4cm 7cm)">
          <draw:text-box>
            <text:p>...</text:p>
          </draw:text-box>
        </draw:frame>
        <draw:frame draw:style-name="gr1" draw:text-style-name="P1" draw:layer="layout" svg:width="1.035cm" svg:height="0.962cm" draw:transform="rotate (1.5707963267949) translate (6.138cm 7cm)">
          <draw:text-box>
            <text:p>...</text:p>
          </draw:text-box>
        </draw:frame>
        <draw:frame draw:style-name="gr1" draw:text-style-name="P1" draw:layer="layout" svg:width="1.035cm" svg:height="0.962cm" draw:transform="rotate (1.5707963267949) translate (7.2cm 7cm)">
          <draw:text-box>
            <text:p>...</text:p>
          </draw:text-box>
        </draw:frame>
        <draw:custom-shape draw:style-name="gr3" draw:text-style-name="P3" xml:id="id13" draw:id="id13" draw:layer="layout" svg:width="1cm" svg:height="1cm" svg:x="11.762cm" svg:y="3.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cm" svg:x="12.862cm" svg:y="3.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cm" svg:x="13.962cm" svg:y="3.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cm" svg:x="16.162cm" svg:y="3.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cm" svg:x="11.762cm" svg:y="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cm" svg:x="12.862cm" svg:y="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xml:id="id15" draw:id="id15" draw:layer="layout" svg:width="1cm" svg:height="1cm" svg:x="13.962cm" svg:y="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cm" svg:x="16.162cm" svg:y="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cm" svg:x="11.762cm" svg:y="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cm" svg:x="16.162cm" svg:y="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cm" svg:x="11.762cm" svg:y="6.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cm" svg:x="12.862cm" svg:y="6.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cm" svg:x="13.962cm" svg:y="6.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cm" svg:x="16.162cm" svg:y="6.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cm" svg:x="11.762cm" svg:y="6.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cm" svg:x="16.162cm" svg:y="6.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4cm" svg:height="4cm" svg:x="11.762cm" svg:y="3.9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.035cm" svg:height="0.962cm" svg:x="15.027cm" svg:y="3.7cm">
          <draw:text-box>
            <text:p>...</text:p>
          </draw:text-box>
        </draw:frame>
        <draw:frame draw:style-name="gr1" draw:text-style-name="P1" draw:layer="layout" svg:width="1.035cm" svg:height="0.962cm" svg:x="15.027cm" svg:y="4.9cm">
          <draw:text-box>
            <text:p>...</text:p>
          </draw:text-box>
        </draw:frame>
        <draw:frame draw:style-name="gr1" draw:text-style-name="P1" draw:layer="layout" svg:width="1.035cm" svg:height="0.962cm" draw:transform="rotate (1.5707963267949) translate (11.6cm 7cm)">
          <draw:text-box>
            <text:p>...</text:p>
          </draw:text-box>
        </draw:frame>
        <draw:frame draw:style-name="gr1" draw:text-style-name="P1" draw:layer="layout" svg:width="1.035cm" svg:height="0.962cm" svg:x="15.062cm" svg:y="6.7cm">
          <draw:text-box>
            <text:p>...</text:p>
          </draw:text-box>
        </draw:frame>
        <draw:frame draw:style-name="gr1" draw:text-style-name="P1" draw:layer="layout" svg:width="1.035cm" svg:height="0.962cm" draw:transform="rotate (1.5707963267949) translate (12.762cm 7cm)">
          <draw:text-box>
            <text:p>...</text:p>
          </draw:text-box>
        </draw:frame>
        <draw:frame draw:style-name="gr1" draw:text-style-name="P1" draw:layer="layout" svg:width="1.035cm" svg:height="0.962cm" draw:transform="rotate (1.5707963267949) translate (14.9cm 7cm)">
          <draw:text-box>
            <text:p>...</text:p>
          </draw:text-box>
        </draw:frame>
        <draw:frame draw:style-name="gr1" draw:text-style-name="P1" draw:layer="layout" svg:width="1.035cm" svg:height="0.962cm" draw:transform="rotate (1.5707963267949) translate (16cm 7cm)">
          <draw:text-box>
            <text:p>...</text:p>
          </draw:text-box>
        </draw:frame>
        <draw:frame draw:style-name="gr1" draw:text-style-name="P1" draw:layer="layout" svg:width="5.925cm" svg:height="0.962cm" svg:x="2.7cm" svg:y="1.438cm">
          <draw:text-box>
            <text:p>Image (tableau 2D)</text:p>
          </draw:text-box>
        </draw:frame>
        <draw:frame draw:style-name="gr1" draw:text-style-name="P1" draw:layer="layout" svg:width="8.545cm" svg:height="0.962cm" svg:x="10.6cm" svg:y="1.5cm">
          <draw:text-box>
            <text:p>Transformée de Fourier (2D)</text:p>
          </draw:text-box>
        </draw:frame>
        <draw:connector draw:style-name="gr5" draw:text-style-name="P5" draw:layer="layout" draw:type="curve" svg:x1="3.5cm" svg:y1="3.9cm" svg:x2="3cm" svg:y2="4.4cm" draw:start-shape="id1" draw:start-glue-point="0" draw:end-shape="id1" draw:end-glue-point="3" svg:d="M3500 3900c0-751-501-627-814-314s-437 814 314 814" svg:viewBox="0 0 1060 1060">
          <text:p/>
        </draw:connector>
        <draw:connector draw:style-name="gr5" draw:text-style-name="P5" draw:layer="layout" draw:type="curve" svg:x1="3.5cm" svg:y1="3.9cm" svg:x2="4.6cm" svg:y2="3.9cm" draw:start-shape="id1" draw:end-shape="id2" svg:d="M3500 3900c0-751 1100-751 1100 0" svg:viewBox="0 0 1101 564">
          <text:p/>
        </draw:connector>
        <draw:connector draw:style-name="gr5" draw:text-style-name="P5" draw:layer="layout" draw:type="curve" svg:x1="3.5cm" svg:y1="3.9cm" svg:x2="5.7cm" svg:y2="3.9cm" draw:start-shape="id1" draw:start-glue-point="0" draw:end-shape="id3" svg:d="M3500 3900c0-751 2200-751 2200 0" svg:viewBox="0 0 2201 564">
          <text:p/>
        </draw:connector>
        <draw:connector draw:style-name="gr5" draw:text-style-name="P5" draw:layer="layout" draw:type="curve" svg:x1="3.5cm" svg:y1="3.9cm" svg:x2="3cm" svg:y2="5.5cm" draw:start-shape="id1" draw:start-glue-point="0" draw:end-shape="id4" draw:end-glue-point="3" svg:d="M3500 3900c0-751-501-627-814-39s-437 1639 314 1639" svg:viewBox="0 0 1060 2123">
          <text:p/>
        </draw:connector>
        <draw:connector draw:style-name="gr5" draw:text-style-name="P5" draw:layer="layout" draw:type="curve" svg:x1="3.5cm" svg:y1="3.9cm" svg:x2="3cm" svg:y2="7.4cm" draw:start-shape="id1" draw:start-glue-point="0" draw:end-shape="id5" draw:end-glue-point="3" svg:d="M3500 3900c0-751-501-627-814 436s-437 3064 314 3064" svg:viewBox="0 0 1060 3979">
          <text:p/>
        </draw:connector>
        <draw:connector draw:style-name="gr5" draw:text-style-name="P5" draw:layer="layout" draw:type="curve" svg:x1="3.5cm" svg:y1="3.9cm" svg:x2="7.9cm" svg:y2="3.9cm" draw:start-shape="id1" draw:start-glue-point="0" draw:end-shape="id6" draw:end-glue-point="0" svg:d="M3500 3900c0-751 4400-751 4400 0" svg:viewBox="0 0 4401 564">
          <text:p/>
        </draw:connector>
        <draw:connector draw:style-name="gr5" draw:text-style-name="P5" draw:layer="layout" draw:type="curve" svg:x1="3.5cm" svg:y1="3.9cm" svg:x2="4.6cm" svg:y2="5cm" draw:start-shape="id1" draw:start-glue-point="0" draw:end-shape="id7" svg:d="M3500 3900c0-751 1100-1301 1100 1100" svg:viewBox="0 0 1101 1742">
          <text:p/>
        </draw:connector>
        <draw:connector draw:style-name="gr5" draw:text-style-name="P5" draw:layer="layout" draw:type="curve" svg:x1="3.5cm" svg:y1="3.9cm" svg:x2="4.6cm" svg:y2="6.9cm" draw:start-shape="id1" draw:start-glue-point="0" draw:end-shape="id8" svg:d="M3500 3900c0-751 1100-2251 1100 3000" svg:viewBox="0 0 1101 3789">
          <text:p/>
        </draw:connector>
        <draw:connector draw:style-name="gr5" draw:text-style-name="P5" draw:layer="layout" draw:type="curve" svg:x1="3.5cm" svg:y1="3.9cm" svg:x2="5.7cm" svg:y2="5cm" draw:start-shape="id1" draw:start-glue-point="0" draw:end-shape="id9" draw:end-glue-point="0" svg:d="M3500 3900c0-751 2200-1301 2200 1100" svg:viewBox="0 0 2201 1742">
          <text:p/>
        </draw:connector>
        <draw:connector draw:style-name="gr5" draw:text-style-name="P5" draw:layer="layout" draw:type="curve" svg:x1="3.5cm" svg:y1="3.9cm" svg:x2="7.9cm" svg:y2="5cm" draw:start-shape="id1" draw:start-glue-point="0" draw:end-shape="id10" draw:end-glue-point="0" svg:d="M3500 3900c0-751 4400-1301 4400 1100" svg:viewBox="0 0 4401 1742">
          <text:p/>
        </draw:connector>
        <draw:connector draw:style-name="gr5" draw:text-style-name="P5" draw:layer="layout" draw:type="curve" svg:x1="3.5cm" svg:y1="3.9cm" svg:x2="5.7cm" svg:y2="6.9cm" draw:start-shape="id1" draw:start-glue-point="0" draw:end-shape="id11" svg:d="M3500 3900c0-751 2200-2251 2200 3000" svg:viewBox="0 0 2201 3789">
          <text:p/>
        </draw:connector>
        <draw:connector draw:style-name="gr5" draw:text-style-name="P5" draw:layer="layout" draw:type="curve" svg:x1="3.5cm" svg:y1="3.9cm" svg:x2="7.9cm" svg:y2="6.9cm" draw:start-shape="id1" draw:start-glue-point="0" draw:end-shape="id12" draw:end-glue-point="0" svg:d="M3500 3900c0-751 4400-2251 4400 3000" svg:viewBox="0 0 4401 3789">
          <text:p/>
        </draw:connector>
        <draw:line draw:style-name="gr6" draw:text-style-name="P5" draw:layer="layout" svg:x1="1.7cm" svg:y1="9cm" svg:x2="3.3cm" svg:y2="9cm">
          <text:p/>
        </draw:line>
        <draw:frame draw:style-name="gr1" draw:text-style-name="P7" draw:layer="layout" svg:width="6.81cm" svg:height="0.725cm" svg:x="3.19cm" svg:y="8.575cm">
          <draw:text-box>
            <text:p text:style-name="P6"><text:span text:style-name="T1">: multiplication par un exponentiel</text:span></text:p>
          </draw:text-box>
        </draw:frame>
        <draw:connector draw:style-name="gr7" draw:text-style-name="P5" draw:layer="layout" draw:type="curve" draw:line-skew="-0.555cm" svg:x1="3.545cm" svg:y1="3.36cm" svg:x2="12.262cm" svg:y2="3.9cm" draw:end-shape="id13" draw:end-glue-point="0" svg:d="M3545 3360c0-802 8717-1072 8717 540" svg:viewBox="0 0 8718 1179">
          <text:p/>
        </draw:connector>
        <draw:line draw:style-name="gr8" draw:text-style-name="P5" draw:layer="layout" svg:x1="1.7cm" svg:y1="9.7cm" svg:x2="3.3cm" svg:y2="9.7cm">
          <text:p/>
        </draw:line>
        <draw:frame draw:style-name="gr1" draw:text-style-name="P7" draw:layer="layout" svg:width="2.128cm" svg:height="0.725cm" svg:x="3.172cm" svg:y="9.275cm">
          <draw:text-box>
            <text:p><text:span text:style-name="T1">: somme</text:span></text:p>
          </draw:text-box>
        </draw:frame>
        <draw:connector draw:style-name="gr9" draw:text-style-name="P5" draw:layer="layout" draw:type="curve" svg:x1="5.7cm" svg:y1="6cm" svg:x2="6.2cm" svg:y2="5.5cm" draw:start-shape="id9" draw:start-glue-point="2" draw:end-shape="id9" draw:end-glue-point="1" svg:d="M5700 6000c0 751 501 627 814 314s437-814-314-814" svg:viewBox="0 0 1060 1060">
          <text:p/>
        </draw:connector>
        <draw:connector draw:style-name="gr9" draw:text-style-name="P5" draw:layer="layout" draw:type="curve" svg:x1="5.7cm" svg:y1="6cm" svg:x2="6.2cm" svg:y2="4.4cm" draw:start-shape="id9" draw:start-glue-point="2" draw:end-shape="id3" draw:end-glue-point="1" svg:d="M5700 6000c0 751 501 627 814 39s437-1639-314-1639" svg:viewBox="0 0 1060 2123">
          <text:p/>
        </draw:connector>
        <draw:connector draw:style-name="gr9" draw:text-style-name="P5" draw:layer="layout" draw:type="curve" draw:line-skew="-2.001cm" svg:x1="5.7cm" svg:y1="6cm" svg:x2="6.2cm" svg:y2="7.4cm" draw:start-shape="id9" draw:start-glue-point="2" draw:end-shape="id11" draw:end-glue-point="1" svg:d="M5700 6000c0 600 501 500 814 700s437 700-314 700" svg:viewBox="0 0 1060 1401">
          <text:p/>
        </draw:connector>
        <draw:connector draw:style-name="gr9" draw:text-style-name="P5" draw:layer="layout" draw:type="curve" svg:x1="6.2cm" svg:y1="5.5cm" svg:x2="7.4cm" svg:y2="4.4cm" draw:start-shape="id9" draw:end-shape="id6" svg:d="M6200 5500c900 0 300-1100 1200-1100" svg:viewBox="0 0 1201 1101">
          <text:p/>
        </draw:connector>
        <draw:connector draw:style-name="gr9" draw:text-style-name="P5" draw:layer="layout" draw:type="curve" svg:x1="5.7cm" svg:y1="6cm" svg:x2="7.4cm" svg:y2="5.5cm" draw:start-shape="id9" draw:start-glue-point="2" draw:end-shape="id10" draw:end-glue-point="3" svg:d="M5700 6000c0 751 550 627 750 314s50-814 950-814" svg:viewBox="0 0 1701 1060">
          <text:p/>
        </draw:connector>
        <draw:connector draw:style-name="gr9" draw:text-style-name="P5" draw:layer="layout" draw:type="curve" svg:x1="5.7cm" svg:y1="6cm" svg:x2="7.4cm" svg:y2="7.4cm" draw:start-shape="id9" draw:start-glue-point="2" draw:end-shape="id12" svg:d="M5700 6000c0 934 566 1400 1700 1400" svg:viewBox="0 0 1701 1401">
          <text:p/>
        </draw:connector>
        <draw:connector draw:style-name="gr9" draw:text-style-name="P5" draw:layer="layout" draw:type="curve" draw:line-skew="-0.343cm -1.656cm" svg:x1="5.7cm" svg:y1="6cm" svg:x2="5.1cm" svg:y2="4.4cm" draw:start-shape="id9" draw:start-glue-point="2" draw:end-shape="id2" draw:end-glue-point="1" svg:d="M5700 6000c0 237-328 198-498-261s-184-1339-102-1339" svg:viewBox="0 0 650 1744">
          <text:p/>
        </draw:connector>
        <draw:connector draw:style-name="gr9" draw:text-style-name="P5" draw:layer="layout" draw:type="curve" draw:line-skew="-0.288cm -1.731cm" svg:x1="5.7cm" svg:y1="6cm" svg:x2="5.1cm" svg:y2="5.5cm" draw:start-shape="id9" draw:start-glue-point="2" draw:end-shape="id7" draw:end-glue-point="1" svg:d="M5700 6000c0 319-365 267-564 62s-231-562-36-562" svg:viewBox="0 0 732 728">
          <text:p/>
        </draw:connector>
        <draw:connector draw:style-name="gr9" draw:text-style-name="P5" draw:layer="layout" draw:type="curve" svg:x1="5.7cm" svg:y1="6cm" svg:x2="5.1cm" svg:y2="7.4cm" draw:start-shape="id9" draw:start-glue-point="2" draw:end-shape="id8" draw:end-glue-point="1" svg:d="M5700 6000c0 934-200 1400-600 1400" svg:viewBox="0 0 601 1401">
          <text:p/>
        </draw:connector>
        <draw:connector draw:style-name="gr9" draw:text-style-name="P5" draw:layer="layout" draw:type="curve" svg:x1="5.7cm" svg:y1="6cm" svg:x2="4cm" svg:y2="4.4cm" draw:start-shape="id9" draw:start-glue-point="2" draw:end-shape="id1" draw:end-glue-point="1" svg:d="M5700 6000c0 751-550 627-750 39s-50-1639-950-1639" svg:viewBox="0 0 1701 2123">
          <text:p/>
        </draw:connector>
        <draw:connector draw:style-name="gr9" draw:text-style-name="P5" draw:layer="layout" draw:type="curve" svg:x1="5.7cm" svg:y1="6cm" svg:x2="4cm" svg:y2="5.5cm" draw:start-shape="id9" draw:start-glue-point="2" draw:end-shape="id4" draw:end-glue-point="1" svg:d="M5700 6000c0 751-550 627-750 314s-50-814-950-814" svg:viewBox="0 0 1701 1060">
          <text:p/>
        </draw:connector>
        <draw:connector draw:style-name="gr9" draw:text-style-name="P5" draw:layer="layout" draw:type="curve" svg:x1="5.7cm" svg:y1="6cm" svg:x2="4cm" svg:y2="7.4cm" draw:start-shape="id9" draw:start-glue-point="2" draw:end-shape="id5" svg:d="M5700 6000c0 934-566 1400-1700 1400" svg:viewBox="0 0 1701 1401">
          <text:p/>
        </draw:connector>
        <draw:connector draw:style-name="gr10" draw:text-style-name="P5" draw:layer="layout" draw:type="curve" draw:line-skew="-1.946cm 0.612cm" svg:x1="6cm" svg:y1="6.483cm" svg:x2="14.462cm" svg:y2="6cm" draw:start-shape="id14" draw:start-glue-point="2" draw:end-shape="id15" draw:end-glue-point="2" svg:d="M6000 6483c3052 0 2543 315 3896 612s4566 574 4566-1095" svg:viewBox="0 0 8463 1320">
          <text:p/>
        </draw:connector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1-11-11T12:30:04.284000000</meta:creation-date>
    <dc:date>2021-11-11T13:11:23.729000000</dc:date>
    <meta:editing-duration>PT41M12S</meta:editing-duration>
    <meta:editing-cycles>14</meta:editing-cycles>
    <meta:generator>LibreOffice/6.3.4.2$Windows_X86_64 LibreOffice_project/60da17e045e08f1793c57c00ba83cdfce946d0aa</meta:generator>
    <meta:document-statistic meta:object-count="82"/>
  </office:meta>
</office:document-meta>
</file>